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4.39pt" svg:y="93.94pt">
            <loext:p draw:notify-on-update-of-ranges="Sheet1.A2:Sheet1.AZ2 Sheet1.A3:Sheet1.AZ3 Sheet1.A4:Sheet1.A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table:number-columns-repeated="99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99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6">00/00/0000</text:date>, <text:time style:data-style-name="N2" text:time-value="18:33:38.889166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26T10:57:44.918661751</dc:date>
    <meta:editing-duration>P17DT7H13M14S</meta:editing-duration>
    <meta:editing-cycles>44</meta:editing-cycles>
    <meta:generator>LibreOffice/5.1.6.2$Linux_X86_64 LibreOffice_project/10m0$Build-2</meta:generator>
    <meta:document-statistic meta:table-count="1" meta:cell-count="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AZ4" chart:data-source-has-labels="row" svg:x="0.496cm" svg:y="0.18cm" svg:width="20.287cm" svg:height="8.64cm">
          <chartooo:coordinate-region svg:x="1.303cm" svg:y="0.379cm" svg:width="19.48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/>
            </chart:regression-curve>
            <chart:data-point chart:repeated="52"/>
          </chart:series>
          <chart:series chart:style-name="ch9" chart:values-cell-range-address="Sheet1.A4:Sheet1.AZ4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A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